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MouseIn</text:p>
          </table:table-cell>
          <table:table-cell office:value-type="string">
            <text:p>MouseOut</text:p>
          </table:table-cell>
          <table:table-cell office:value-type="string">
            <text:p>MouseMove</text:p>
          </table:table-cell>
          <table:table-cell office:value-type="string">
            <text:p>Click</text:p>
          </table:table-cell>
          <table:table-cell office:value-type="string">
            <text:p>Keypress</text:p>
          </table:table-cell>
          <table:table-cell office:value-type="string">
            <text:p>Timer</text:p>
          </table:table-cell>
          <table:table-cell office:value-type="string">
            <text:p>MouseDown</text:p>
          </table:table-cell>
          <table:table-cell office:value-type="string">
            <text:p>MouseUp</text:p>
          </table:table-cell>
        </table:table-row>
        <table:table-row table:style-name="ro1">
          <table:table-cell office:value-type="string">
            <text:p>Test1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</table:table-row>
        <table:table-row table:style-name="ro1">
          <table:table-cell office:value-type="string">
            <text:p>Test2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string">
            <text:p>Test3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Test4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Test5</text:p>
          </table:table-cell>
          <table:table-cell table:number-columns-repeated="4"/>
          <table:table-cell table:number-columns-repeated="3" office:value-type="string">
            <text:p>Yes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40:45</meta:creation-date>
    <dc:date>2013-10-30T22:05:45</dc:date>
    <meta:editing-duration>PT9M45S</meta:editing-duration>
    <meta:editing-cycles>1</meta:editing-cycles>
    <meta:document-statistic meta:table-count="3" meta:cell-count="29" meta:object-count="0"/>
    <meta:generator>LibreOffice/3.5$Linux_x86 LibreOffice_project/350m1$Build-2</meta:generator>
  </office:meta>
</office:document-meta>
</file>